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1f8388"/>
    </style:style>
    <style:style style:name="P4" style:family="paragraph" style:parent-style-name="Standard">
      <style:text-properties officeooo:paragraph-rsid="0020e841"/>
    </style:style>
    <style:style style:name="P5" style:family="paragraph" style:parent-style-name="Standard">
      <style:text-properties officeooo:rsid="001f8388" officeooo:paragraph-rsid="0020e841"/>
    </style:style>
    <style:style style:name="P6" style:family="paragraph" style:parent-style-name="Standard">
      <style:text-properties officeooo:paragraph-rsid="00214f29"/>
    </style:style>
    <style:style style:name="P7" style:family="paragraph" style:parent-style-name="Standard">
      <style:text-properties officeooo:rsid="00214f29" officeooo:paragraph-rsid="00214f29"/>
    </style:style>
    <style:style style:name="P8" style:family="paragraph" style:parent-style-name="Standard">
      <style:paragraph-properties fo:padding-left="0in" fo:padding-right="0in" fo:padding-top="0in" fo:padding-bottom="0.028in" fo:border-left="none" fo:border-right="none" fo:border-top="none" fo:border-bottom="0.26pt solid #000001"/>
    </style:style>
    <style:style style:name="P9" style:family="paragraph" style:parent-style-name="Standard" style:master-page-name="Standard">
      <style:paragraph-properties style:page-number="auto"/>
      <style:text-properties fo:font-weight="bold" style:font-weight-asian="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officeooo:rsid="001f8388" officeooo:paragraph-rsid="00214f29"/>
    </style:style>
    <style:style style:name="P12" style:family="paragraph" style:parent-style-name="Standard">
      <style:text-properties officeooo:paragraph-rsid="00222d65"/>
    </style:style>
    <style:style style:name="P13" style:family="paragraph" style:parent-style-name="Standard">
      <style:text-properties officeooo:rsid="00222d65" officeooo:paragraph-rsid="00222d65"/>
    </style:style>
    <style:style style:name="T1" style:family="text">
      <style:text-properties officeooo:rsid="00214f29"/>
    </style:style>
    <style:style style:name="T2" style:family="text">
      <style:text-properties officeooo:rsid="0023d4c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ward receipt</text:p>
      <text:p text:style-name="Standard">Hereby, I confirm that I have participated in the study “Validating statistical methods to detect (potential) data fabrication” and <text:span text:style-name="T1">will </text:span>receive €100,- <text:span text:style-name="T1">via bank transfer </text:span>for my participation <text:span text:style-name="T1">(this will take approximately 2-4 weeks).</text:span></text:p>
      <text:p text:style-name="Standard"/>
      <text:p text:style-name="P6">_______________________________________________________________________</text:p>
      <text:p text:style-name="P11">Name</text:p>
      <text:p text:style-name="P12"/>
      <text:p text:style-name="P12">_______________________________________________________________________</text:p>
      <text:p text:style-name="P13">Email <text:span text:style-name="T2">(only for bonus)</text:span></text:p>
      <text:p text:style-name="P3"/>
      <text:p text:style-name="P6">_______________________________________________________________________</text:p>
      <text:p text:style-name="P7">Address (Street + number, zipcode, place)</text:p>
      <text:p text:style-name="P3"/>
      <text:p text:style-name="P6">_______________________________________________________________________</text:p>
      <text:p text:style-name="P7">Bank account number (IBAN)</text:p>
      <text:p text:style-name="P6"/>
      <text:p text:style-name="P6"/>
      <text:p text:style-name="P6">__________________________<text:tab/><text:tab/></text:p>
      <text:p text:style-name="P6">Signature</text:p>
      <text:p text:style-name="P5"/>
      <text:p text:style-name="P3"/>
      <text:p text:style-name="P8"/>
      <text:p text:style-name="P2">Temporary information bonus</text:p>
      <text:p text:style-name="P1">In order to determine the three participants who will be awarded the bonus €100,- for fabricating the most difficult to detect data, we have to temporarily link the responses to the <text:span text:style-name="T1">person.</text:span> For bookkeeping purposes, we have to retain the transaction information, but we will not retain the link to the response ID. This information will be permanently destroyed upon awarding of the bonus.</text:p>
      <text:p text:style-name="P1"/>
      <text:p text:style-name="P4">_______________________________________________________________________</text:p>
      <text:p text:style-name="P1">Response id [to be filled in by the intervie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7874in" fo:margin-left="0.9839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15:05:00</meta:creation-date>
    <meta:initial-creator>Jan</meta:initial-creator>
    <dc:language>en-US</dc:language>
    <dc:creator>gary_host </dc:creator>
    <dc:date>2016-10-25T14:13:27.231968508</dc:date>
    <meta:editing-cycles>10</meta:editing-cycles>
    <meta:editing-duration>PT26M41S</meta:editing-duration>
    <meta:generator>LibreOffice/5.0.6.2$Linux_X86_64 LibreOffice_project/00$Build-2</meta:generator>
    <meta:document-statistic meta:table-count="0" meta:image-count="0" meta:object-count="0" meta:page-count="1" meta:paragraph-count="16" meta:word-count="134" meta:character-count="1195" meta:non-whitespace-character-count="10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